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401cm" fo:min-width="1.659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298cm" fo:min-width="2.102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401cm" fo:min-width="0.7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298cm" fo:min-width="2.11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292cm" fo:min-width="0.7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04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53cm" fo:min-width="1.659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078cm" fo:min-width="0.77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298cm" fo:min-width="2.438cm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777cm" fo:min-width="0.77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747cm" fo:min-width="0.77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53cm" fo:min-width="2.718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583cm" fo:min-width="3.77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48cm" fo:min-width="1.098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0.761cm" fo:min-width="1.1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27cm" fo:min-width="0.694cm"/>
      <style:paragraph-properties style:writing-mode="lr-tb"/>
    </style:style>
    <style:style style:name="gr19" style:family="graphic" style:parent-style-name="standard">
      <style:graphic-properties draw:fill-color="#ff7b59" draw:textarea-horizontal-align="justify" draw:textarea-vertical-align="middle" draw:auto-grow-height="false" fo:min-height="0.761cm" fo:min-width="1.148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354cm" fo:min-width="1.613cm"/>
      <style:paragraph-properties style:writing-mode="lr-tb"/>
    </style:style>
    <style:style style:name="gr21" style:family="graphic" style:parent-style-name="standard">
      <style:graphic-properties draw:fill-color="#ff7b59" draw:textarea-horizontal-align="justify" draw:textarea-vertical-align="middle" draw:auto-grow-height="false" fo:min-height="0.93cm" fo:min-width="1.235cm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0.752cm" fo:min-width="2.117cm"/>
      <style:paragraph-properties style:writing-mode="lr-tb"/>
    </style:style>
    <style:style style:name="gr23" style:family="graphic" style:parent-style-name="standard">
      <style:graphic-properties draw:fill-color="#ff7b59" draw:textarea-horizontal-align="justify" draw:textarea-vertical-align="middle" draw:auto-grow-height="false" fo:min-height="0.761cm" fo:min-width="0.881cm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83cm" fo:min-width="1.328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.93cm" fo:min-width="1.11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398cm" fo:min-width="1.24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236cm" fo:min-width="0.652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158cm" fo:min-width="1.759cm"/>
      <style:paragraph-properties style:writing-mode="lr-tb"/>
    </style:style>
    <style:style style:name="gr29" style:family="graphic" style:parent-style-name="standard">
      <style:graphic-properties draw:fill-color="#ff7b59" draw:textarea-horizontal-align="justify" draw:textarea-vertical-align="middle" draw:auto-grow-height="false" fo:min-height="0.761cm" fo:min-width="1.83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2" fo:font-size="18pt" style:font-size-asian="18pt" style:font-size-complex="18pt"/>
    </style:style>
    <style:style style:name="P2" style:family="paragraph">
      <loext:graphic-properties draw:fill-color="#b4c7dc"/>
      <style:paragraph-properties fo:text-align="center" style:writing-mode="lr-tb"/>
      <style:text-properties style:font-name="Liberation Mono2" fo:font-size="18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style:paragraph-properties fo:text-align="center" style:writing-mode="lr-tb"/>
      <style:text-properties style:font-name="Liberation Mono2" fo:font-size="8pt" style:font-size-asian="18pt" style:font-size-complex="18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-color="#b4c7dc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center" style:writing-mode="lr-tb"/>
      <style:text-properties style:font-name="Liberation Mono2" fo:font-size="6pt" style:font-size-asian="18pt" style:font-size-complex="18pt"/>
    </style:style>
    <style:style style:name="P11" style:family="paragraph">
      <loext:graphic-properties draw:fill-color="#b4c7dc"/>
      <style:paragraph-properties fo:text-align="center" style:writing-mode="lr-tb"/>
      <style:text-properties style:font-name="Liberation Mono2" fo:font-size="6pt" style:font-size-asian="18pt" style:font-size-complex="18pt"/>
    </style:style>
    <style:style style:name="P12" style:family="paragraph">
      <style:paragraph-properties fo:text-align="center" style:writing-mode="lr-tb"/>
      <style:text-properties style:font-name="Liberation Mono2" fo:font-size="14pt" style:font-size-asian="18pt" style:font-size-complex="18pt"/>
    </style:style>
    <style:style style:name="P13" style:family="paragraph">
      <loext:graphic-properties draw:fill-color="#ff7b59"/>
      <style:paragraph-properties fo:text-align="center" style:writing-mode="lr-tb"/>
      <style:text-properties style:font-name="Liberation Mono2" fo:font-size="6pt" style:font-size-asian="18pt" style:font-size-complex="18pt"/>
    </style:style>
    <style:style style:name="P14" style:family="paragraph">
      <loext:graphic-properties draw:fill-color="#b4c7dc"/>
      <style:paragraph-properties fo:text-align="center" style:writing-mode="lr-tb"/>
      <style:text-properties style:font-name="Liberation Mono2" fo:font-size="8pt" style:font-size-asian="18pt" style:font-size-complex="18pt"/>
    </style:style>
    <style:style style:name="P15" style:family="paragraph">
      <loext:graphic-properties draw:fill-color="#b4c7dc"/>
      <style:paragraph-properties fo:text-align="center" style:writing-mode="lr-tb"/>
      <style:text-properties fo:font-size="8pt" style:font-size-asian="18pt" style:font-size-complex="18pt"/>
    </style:style>
    <style:style style:name="T1" style:family="text">
      <style:text-properties style:font-name="Liberation Mono2" fo:font-size="18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style:font-name="Liberation Mono2" fo:font-size="8pt" style:font-size-asian="18pt" style:font-size-complex="18pt"/>
    </style:style>
    <style:style style:name="T4" style:family="text">
      <style:text-properties style:font-name="Liberation Mono2" fo:font-size="6pt" style:font-size-asian="18pt" style:font-size-complex="18pt"/>
    </style:style>
    <style:style style:name="T5" style:family="text">
      <style:text-properties style:font-name="Liberation Mono2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2.159cm" svg:height="1.651cm" svg:x="1.381cm" svg:y="1.381cm">
          <text:p text:style-name="P1"><text:span text:style-name="T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2.159cm" svg:height="1.651cm" svg:x="5.981cm" svg:y="1.381cm">
          <text:p text:style-name="P1"><text:span text:style-name="T1">M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2.159cm" svg:height="1.651cm" svg:x="1.38cm" svg:y="4.415cm">
          <text:p text:style-name="P1"><text:span text:style-name="T1">H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.602cm" svg:height="0.548cm" svg:x="11.31cm" svg:y="1.581cm">
          <text:p text:style-name="P3"><text:span text:style-name="T1">STA</text:span><text:span text:style-name="T1">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602cm" svg:height="0.548cm" svg:x="11.31cm" svg:y="2.382cm">
          <text:p text:style-name="P1"><text:span text:style-name="T1">Z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7" draw:id="id17" draw:layer="layout" svg:width="1.27cm" svg:height="1.651cm" svg:x="9.394cm" svg:y="1.381cm">
          <text:p text:style-name="P1"><text:span text:style-name="T1">CL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2.61cm" svg:height="0.548cm" svg:x="16.902cm" svg:y="1.581cm">
          <text:p text:style-name="P1"><text:span text:style-name="T1">PT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2.61cm" svg:height="0.548cm" svg:x="16.902cm" svg:y="2.382cm">
          <text:p text:style-name="P1"><text:span text:style-name="T1">IRQ </text:span><text:span text:style-name="T1">V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8" draw:id="id18" draw:layer="layout" svg:width="1.27cm" svg:height="1.542cm" svg:x="14.986cm" svg:y="1.481cm">
          <text:p text:style-name="P1"><text:span text:style-name="T1">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10.68cm" svg:y1="1.875cm" svg:x2="11.315cm" svg:y2="1.875cm">
          <text:p/>
        </draw:line>
        <draw:line draw:style-name="gr6" draw:text-style-name="P5" draw:layer="layout" svg:x1="10.68cm" svg:y1="2.675cm" svg:x2="11.315cm" svg:y2="2.675cm">
          <text:p/>
        </draw:line>
        <draw:line draw:style-name="gr6" draw:text-style-name="P5" draw:layer="layout" svg:x1="16.28cm" svg:y1="1.875cm" svg:x2="16.915cm" svg:y2="1.875cm">
          <text:p/>
        </draw:line>
        <draw:line draw:style-name="gr6" draw:text-style-name="P5" draw:layer="layout" svg:x1="16.28cm" svg:y1="2.675cm" svg:x2="16.915cm" svg:y2="2.675cm">
          <text:p/>
        </draw:line>
        <draw:custom-shape draw:style-name="gr7" draw:text-style-name="P6" draw:layer="layout" svg:width="0.254cm" svg:height="0.254cm" svg:x="7.886cm" svg:y="1.37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159cm" svg:height="0.303cm" svg:x="1.381cm" svg:y="1.078cm">
          <text:p text:style-name="P7"><text:span text:style-name="T3">R</text:span><text:span text:style-name="T3">E</text:span><text:span text:style-name="T3">S</text:span><text:span text:style-name="T3">E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235cm" svg:height="0.254cm" svg:x="3.3cm" svg:y="4.414cm">
          <text:p text:style-name="P7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02cm" svg:height="0.548cm" svg:x="6.701cm" svg:y="4.581cm">
          <text:p text:style-name="P1"><text:span text:style-name="T1">AC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602cm" svg:height="0.548cm" svg:x="6.701cm" svg:y="5.382cm">
          <text:p text:style-name="P1"><text:span text:style-name="T1">VIA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.27cm" svg:height="1.328cm" svg:x="4.785cm" svg:y="4.581cm">
          <text:p text:style-name="P1"><text:span text:style-name="T1">S</text:span><text:span text:style-name="T1">E</text:span><text:span text:style-name="T1">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2.61cm" svg:height="0.548cm" svg:x="6.693cm" svg:y="6.881cm">
          <text:p text:style-name="P1"><text:span text:style-name="T1">L</text:span><text:span text:style-name="T1">C</text:span><text:span text:style-name="T1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3" draw:id="id3" draw:layer="layout" svg:width="2.938cm" svg:height="0.548cm" svg:x="13.193cm" svg:y="6.982cm">
          <text:p text:style-name="P1"><text:span text:style-name="T1">GameP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21" draw:id="id21" draw:layer="layout" svg:width="1.27cm" svg:height="1.027cm" svg:x="4.777cm" svg:y="6.687cm">
          <text:p text:style-name="P1"><text:span text:style-name="T1">D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6.071cm" svg:y1="4.875cm" svg:x2="6.706cm" svg:y2="4.875cm">
          <text:p/>
        </draw:line>
        <draw:line draw:style-name="gr6" draw:text-style-name="P5" draw:layer="layout" svg:x1="6.071cm" svg:y1="5.675cm" svg:x2="6.706cm" svg:y2="5.675cm">
          <text:p/>
        </draw:line>
        <draw:line draw:style-name="gr6" draw:text-style-name="P5" draw:layer="layout" svg:x1="6.071cm" svg:y1="7.175cm" svg:x2="6.706cm" svg:y2="7.175cm">
          <text:p/>
        </draw:line>
        <draw:custom-shape draw:style-name="gr2" draw:text-style-name="P2" draw:layer="layout" svg:width="2.602cm" svg:height="0.548cm" svg:x="14.602cm" svg:y="4.783cm">
          <text:p text:style-name="P1"><text:span text:style-name="T1">V</text:span><text:span text:style-name="T1">I</text:span><text:span text:style-name="T1">A</text:span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5" draw:layer="layout" svg:x1="13.972cm" svg:y1="5.076cm" svg:x2="14.607cm" svg:y2="5.076cm">
          <text:p/>
        </draw:line>
        <draw:custom-shape draw:style-name="gr12" draw:text-style-name="P9" xml:id="id27" draw:id="id27" draw:layer="layout" svg:width="1.27cm" svg:height="0.997cm" svg:x="12.686cm" svg:y="4.582cm">
          <text:p text:style-name="P8"><text:span text:style-name="T1">R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1" draw:layer="layout" svg:width="2.602cm" svg:height="0.548cm" svg:x="9.302cm" svg:y="4.582cm">
          <text:p text:style-name="P10"><text:span text:style-name="T4">irq- receive </text:span><text:span text:style-name="T4">only</text:span></text:p>
          <text:p text:style-name="P10"><text:span text:style-name="T4">baud- 192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1" draw:layer="layout" svg:width="3.218cm" svg:height="0.78cm" svg:x="9.303cm" svg:y="5.383cm">
          <text:p text:style-name="P10"><text:span text:style-name="T4">ti</text:span><text:span text:style-name="T4">me</text:span><text:span text:style-name="T4">r </text:span><text:span text:style-name="T4">1- </text:span><text:span text:style-name="T4">ir</text:span><text:span text:style-name="T4">q </text:span><text:span text:style-name="T4">&amp; </text:span><text:span text:style-name="T4">mo</text:span><text:span text:style-name="T4">de </text:span><text:span text:style-name="T4">= </text:span><text:span text:style-name="T4">0</text:span></text:p>
          <text:p text:style-name="P10"><text:span text:style-name="T4">sh</text:span><text:span text:style-name="T4">if</text:span><text:span text:style-name="T4">t </text:span><text:span text:style-name="T4">re</text:span><text:span text:style-name="T4">g- </text:span><text:span text:style-name="T4">ir</text:span><text:span text:style-name="T4">q </text:span><text:span text:style-name="T4">&amp; </text:span><text:span text:style-name="T4">mo</text:span><text:span text:style-name="T4">de </text:span><text:span text:style-name="T4">= </text:span><text:span text:style-name="T4">3</text:span></text:p>
          <text:p text:style-name="P10"><text:span text:style-name="T4">po</text:span><text:span text:style-name="T4">rt </text:span><text:span text:style-name="T4">A- </text:span><text:span text:style-name="T4">se</text:span><text:span text:style-name="T4">tu</text:span><text:span text:style-name="T4">p </text:span><text:span text:style-name="T4">fo</text:span><text:span text:style-name="T4">r </text:span><text:span text:style-name="T4">i2</text:span><text:span text:style-name="T4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" xml:id="id9" draw:id="id9" draw:layer="layout" svg:width="4.271cm" svg:height="0.833cm" svg:x="6.085cm" svg:y="12.841cm">
          <text:p text:style-name="P1"><text:span text:style-name="T1">Serial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2" draw:layer="layout" svg:width="3.195cm" svg:height="1.995cm" svg:x="6.354cm" svg:y="7.861cm">
          <text:p text:style-name="P12"><text:span text:style-name="T5">Pres</text:span><text:span text:style-name="T5">ent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line draw:style-name="gr16" draw:text-style-name="P5" draw:layer="layout" svg:x1="7.951cm" svg:y1="7.86cm" svg:x2="7.948cm" svg:y2="7.429cm">
          <text:p/>
        </draw:line>
        <draw:custom-shape draw:style-name="gr7" draw:text-style-name="P7" xml:id="id5" draw:id="id5" draw:layer="layout" svg:width="0.425cm" svg:height="0.254cm" svg:x="7.74cm" svg:y="9.866cm">
          <text:p text:style-name="P7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94cm" svg:height="0.254cm" svg:x="9.554cm" svg:y="8.726cm">
          <text:p text:style-name="P7"><text:span text:style-name="T3">Y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195cm" svg:height="1.995cm" svg:x="13.054cm" svg:y="7.961cm">
          <text:p text:style-name="P12"><text:span text:style-name="T5">Pres</text:span><text:span text:style-name="T5">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7" xml:id="id8" draw:id="id8" draw:layer="layout" svg:width="0.425cm" svg:height="0.254cm" svg:x="14.44cm" svg:y="9.966cm">
          <text:p text:style-name="P7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94cm" svg:height="0.254cm" svg:x="16.254cm" svg:y="8.826cm">
          <text:p text:style-name="P7"><text:span text:style-name="T3">Ye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4.652cm" svg:y1="7.961cm" svg:x2="14.649cm" svg:y2="7.53cm">
          <text:p/>
        </draw:line>
        <draw:custom-shape draw:style-name="gr17" draw:text-style-name="P13" xml:id="id2" draw:id="id2" draw:layer="layout" svg:width="2.527cm" svg:height="1.01cm" svg:x="10.05cm" svg:y="8.363cm">
          <text:p text:style-name="P10"><text:span text:style-name="T4">Hardware Detect</text:span></text:p>
          <text:p text:style-name="P10"><text:span text:style-name="T4">GamePad:</text:span></text:p>
          <text:p text:style-name="P10"><text:span text:style-name="T4">Serial Port: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10" xml:id="id1" draw:id="id1" draw:layer="layout" svg:width="1.394cm" svg:height="0.809cm" svg:x="10.899cm" svg:y="6.86cm">
          <text:p text:style-name="P10"><text:span text:style-name="T4">Delay ~4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6" draw:text-style-name="P5" draw:layer="layout" draw:type="curve" draw:line-skew="0cm 1.764cm" svg:x1="10.899cm" svg:y1="7.265cm" svg:x2="12.577cm" svg:y2="8.868cm" draw:start-shape="id1" draw:start-glue-point="5" draw:end-shape="id2" draw:end-glue-point="7" svg:d="M10899 7265c-751 0-501 857 839 857s1590 746 839 746" svg:viewBox="0 0 2515 1604">
          <text:p/>
        </draw:connector>
        <draw:connector draw:style-name="gr16" draw:text-style-name="P5" draw:layer="layout" draw:type="line" svg:x1="12.293cm" svg:y1="7.265cm" svg:x2="13.193cm" svg:y2="7.256cm" draw:start-shape="id1" draw:start-glue-point="7" draw:end-shape="id3" draw:end-glue-point="5" svg:d="M12293 7265l900-9" svg:viewBox="0 0 901 10">
          <text:p/>
        </draw:connector>
        <draw:custom-shape draw:style-name="gr19" draw:text-style-name="P13" draw:layer="layout" svg:width="2.506cm" svg:height="1.01cm" svg:x="16.751cm" svg:y="8.464cm">
          <text:p text:style-name="P10"><text:span text:style-name="T4">Hardware Detect</text:span></text:p>
          <text:p text:style-name="P10"><text:span text:style-name="T4">GamePad: Yes</text:span></text:p>
          <text:p text:style-name="P10"><text:span text:style-name="T4">Serial Port: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0" draw:text-style-name="P14" xml:id="id4" draw:id="id4" draw:layer="layout" svg:width="2.113cm" svg:height="0.604cm" svg:x="6.901cm" svg:y="10.734cm">
          <text:p text:style-name="P7"><text:span text:style-name="T3">wait loop</text:span></text:p>
          <text:p text:style-name="P7"><text:span text:style-name="T3">scan for l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draw:type="line" svg:x1="7.958cm" svg:y1="10.734cm" svg:x2="7.952cm" svg:y2="10.12cm" draw:start-shape="id4" draw:start-glue-point="4" draw:end-shape="id5" draw:end-glue-point="2" svg:d="M7958 10734l-6-614" svg:viewBox="0 0 7 615">
          <text:p/>
        </draw:connector>
        <draw:custom-shape draw:style-name="gr21" draw:text-style-name="P13" xml:id="id6" draw:id="id6" draw:layer="layout" svg:width="2.639cm" svg:height="1.179cm" svg:x="11.752cm" svg:y="10.521cm">
          <text:p text:style-name="P10"><text:span text:style-name="T4">Hardware Detect</text:span></text:p>
          <text:p text:style-name="P10"><text:span text:style-name="T4">GamePad: No</text:span></text:p>
          <text:p text:style-name="P10"><text:span text:style-name="T4">Serial Port:</text:span></text:p>
          <text:p text:style-name="P10"><text:span text:style-name="T4">Connect GamePa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2" draw:text-style-name="P14" xml:id="id7" draw:id="id7" draw:layer="layout" svg:width="2.617cm" svg:height="1.002cm" svg:x="15.001cm" svg:y="10.612cm">
          <text:p text:style-name="P7"><text:span text:style-name="T3">wait loop (irq)</text:span></text:p>
          <text:p text:style-name="P7"><text:span text:style-name="T3">scan for </text:span></text:p>
          <text:p text:style-name="P7"><text:span text:style-name="T3">GameP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draw:type="line" svg:x1="14.391cm" svg:y1="11.111cm" svg:x2="15.001cm" svg:y2="11.113cm" draw:start-shape="id6" draw:start-glue-point="7" draw:end-shape="id7" draw:end-glue-point="5" svg:d="M14391 11111l610 2" svg:viewBox="0 0 611 3">
          <text:p/>
        </draw:connector>
        <draw:connector draw:style-name="gr16" draw:text-style-name="P5" draw:layer="layout" draw:type="curve" draw:line-skew="-1.942cm" svg:x1="14.652cm" svg:y1="10.22cm" svg:x2="11.752cm" svg:y2="11.111cm" draw:start-shape="id8" draw:start-glue-point="2" draw:end-shape="id6" draw:end-glue-point="5" svg:d="M14652 10220c0 58-1702 47-2615 256s-1038 635-285 635" svg:viewBox="0 0 3393 892">
          <text:p/>
        </draw:connector>
        <draw:custom-shape draw:style-name="gr15" draw:text-style-name="P3" xml:id="id10" draw:id="id10" draw:layer="layout" svg:width="3.195cm" svg:height="1.995cm" svg:x="10.654cm" svg:y="12.261cm">
          <text:p text:style-name="P3">Pres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5" draw:layer="layout" draw:type="line" svg:x1="10.356cm" svg:y1="13.258cm" svg:x2="10.654cm" svg:y2="13.259cm" draw:start-shape="id9" draw:start-glue-point="7" draw:end-shape="id10" draw:end-glue-point="5" svg:d="M10356 13258l298 1" svg:viewBox="0 0 299 2">
          <text:p/>
        </draw:connector>
        <draw:custom-shape draw:style-name="gr7" draw:text-style-name="P7" xml:id="id12" draw:id="id12" draw:layer="layout" svg:width="0.425cm" svg:height="0.254cm" svg:x="12.04cm" svg:y="14.266cm">
          <text:p text:style-name="P7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494cm" svg:height="0.254cm" svg:x="13.854cm" svg:y="13.126cm">
          <text:p text:style-name="P7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4" draw:id="id14" draw:layer="layout" svg:width="2.1cm" svg:height="1.01cm" svg:x="14.352cm" svg:y="12.765cm">
          <text:p text:style-name="P10"><text:span text:style-name="T4">Hardware Detect</text:span></text:p>
          <text:p text:style-name="P10"><text:span text:style-name="T4">GamePad: Yes</text:span></text:p>
          <text:p text:style-name="P10"><text:span text:style-name="T4">Serial Port: Yes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4" draw:text-style-name="P14" xml:id="id13" draw:id="id13" draw:layer="layout" svg:width="1.828cm" svg:height="0.933cm" svg:x="17.279cm" svg:y="14.444cm">
          <text:p text:style-name="P7"><text:span text:style-name="T3">wait loop (irq)</text:span></text:p>
          <text:p text:style-name="P7"><text:span text:style-name="T3">scan for </text:span></text:p>
          <text:p text:style-name="P7"><text:span text:style-name="T3">Serial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3" xml:id="id11" draw:id="id11" draw:layer="layout" svg:width="2.448cm" svg:height="1.179cm" svg:x="14.353cm" svg:y="14.321cm">
          <text:p text:style-name="P10"><text:span text:style-name="T4">Hardware Detect</text:span></text:p>
          <text:p text:style-name="P10"><text:span text:style-name="T4">GamePad: No</text:span></text:p>
          <text:p text:style-name="P10"><text:span text:style-name="T4">Serial Port:</text:span></text:p>
          <text:p text:style-name="P10"><text:span text:style-name="T4">Connect Serial Por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5" draw:layer="layout" draw:type="curve" svg:x1="14.353cm" svg:y1="14.911cm" svg:x2="12.252cm" svg:y2="14.52cm" draw:start-shape="id11" draw:start-glue-point="5" draw:end-shape="id12" draw:end-glue-point="2" svg:d="M14353 14911c-1416 0-1180 55-1351 145s-750 215-750-536" svg:viewBox="0 0 2102 605">
          <text:p/>
        </draw:connector>
        <draw:connector draw:style-name="gr16" draw:text-style-name="P5" draw:layer="layout" draw:type="line" svg:x1="16.801cm" svg:y1="14.911cm" svg:x2="17.279cm" svg:y2="14.911cm" draw:start-shape="id11" draw:start-glue-point="7" draw:end-shape="id13" draw:end-glue-point="5" svg:d="M16801 14911h478" svg:viewBox="0 0 479 1">
          <text:p/>
        </draw:connector>
        <draw:custom-shape draw:style-name="gr26" draw:text-style-name="P14" xml:id="id15" draw:id="id15" draw:layer="layout" svg:width="1.74cm" svg:height="0.648cm" svg:x="17.296cm" svg:y="12.948cm">
          <text:p text:style-name="P7"><text:span text:style-name="T3">wait loop</text:span></text:p>
          <text:p text:style-name="P7"><text:span text:style-name="T3">for “Start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draw:type="line" svg:x1="16.452cm" svg:y1="13.27cm" svg:x2="17.296cm" svg:y2="13.272cm" draw:start-shape="id14" draw:start-glue-point="7" draw:end-shape="id15" draw:end-glue-point="5" svg:d="M16452 13270l844 2" svg:viewBox="0 0 845 3">
          <text:p/>
        </draw:connector>
        <draw:connector draw:style-name="gr6" draw:text-style-name="P5" draw:layer="layout" svg:x1="8.14cm" svg:y1="2.207cm" svg:x2="9.394cm" svg:y2="2.207cm" draw:start-shape="id16" draw:start-glue-point="7" draw:end-shape="id17" draw:end-glue-point="5" svg:d="M8140 2207h1254" svg:viewBox="0 0 1255 1">
          <text:p/>
        </draw:connector>
        <draw:connector draw:style-name="gr6" draw:text-style-name="P5" draw:layer="layout" draw:line-skew="0cm 2.755cm" svg:x1="7.061cm" svg:y1="3.032cm" svg:x2="14.986cm" svg:y2="2.252cm" draw:start-shape="id16" draw:start-glue-point="6" draw:end-shape="id18" draw:end-glue-point="5" svg:d="M7061 3032v501h7257v-1281h668" svg:viewBox="0 0 7926 1282">
          <text:p/>
        </draw:connector>
        <draw:connector draw:style-name="gr6" draw:text-style-name="P5" draw:layer="layout" svg:x1="3.54cm" svg:y1="2.207cm" svg:x2="5.981cm" svg:y2="2.207cm" draw:start-shape="id19" draw:start-glue-point="7" draw:end-shape="id16" draw:end-glue-point="5" svg:d="M3540 2207h2441" svg:viewBox="0 0 2442 1">
          <text:p/>
        </draw:connector>
        <draw:line draw:style-name="gr6" draw:text-style-name="P5" xml:id="id26" draw:id="id26" draw:layer="layout" svg:x1="3.509cm" svg:y1="5.25cm" svg:x2="4.806cm" svg:y2="5.248cm">
          <text:p/>
        </draw:line>
        <draw:connector draw:style-name="gr6" draw:text-style-name="P5" draw:layer="layout" svg:x1="2.46cm" svg:y1="6.066cm" svg:x2="4.777cm" svg:y2="7.201cm" draw:start-shape="id20" draw:start-glue-point="6" draw:end-shape="id21" draw:end-glue-point="5" svg:d="M2460 6066v1135h2317" svg:viewBox="0 0 2318 1136">
          <text:p/>
        </draw:connector>
        <draw:custom-shape draw:style-name="gr27" draw:text-style-name="P15" xml:id="id22" draw:id="id22" draw:layer="layout" svg:width="1.152cm" svg:height="0.486cm" svg:x="19.246cm" svg:y="13.029cm">
          <text:p text:style-name="P6"><text:span text:style-name="T2">Next: B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5" draw:layer="layout" draw:type="line" svg:x1="19.246cm" svg:y1="13.272cm" svg:x2="19.036cm" svg:y2="13.272cm" draw:start-shape="id22" draw:start-glue-point="5" draw:end-shape="id15" draw:end-glue-point="7" svg:d="M19246 13272h-210" svg:viewBox="0 0 211 1">
          <text:p/>
        </draw:connector>
        <draw:custom-shape draw:style-name="gr28" draw:text-style-name="P14" xml:id="id24" draw:id="id24" draw:layer="layout" svg:width="2.259cm" svg:height="0.408cm" svg:x="1.304cm" svg:y="14.571cm">
          <text:p text:style-name="P7"><text:span text:style-name="T3">Clear 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159cm" svg:height="1.651cm" svg:x="1.348cm" svg:y="12.411cm">
          <text:p text:style-name="P1"><text:span text:style-name="T1">B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0.235cm" svg:height="0.254cm" svg:x="3.271cm" svg:y="12.411cm">
          <text:p text:style-name="P7"><text:span text:style-name="T3">3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2.428cm" svg:y1="14.062cm" svg:x2="2.434cm" svg:y2="14.571cm" draw:start-shape="id23" draw:start-glue-point="6" draw:end-shape="id24" draw:end-glue-point="4" svg:d="M2428 14062l6 509" svg:viewBox="0 0 7 510">
          <text:p/>
        </draw:connector>
        <draw:custom-shape draw:style-name="gr29" draw:text-style-name="P13" xml:id="id25" draw:id="id25" draw:layer="layout" svg:width="3.546cm" svg:height="1.01cm" svg:x="2.426cm" svg:y="15.264cm">
          <text:p text:style-name="P10"><text:span text:style-name="T4">CompuTerm Version A.0</text:span></text:p>
          <text:p text:style-name="P10"><text:span text:style-name="T4">1 Load a program</text:span></text:p>
          <text:p text:style-name="P10"><text:span text:style-name="T4">2 No other options!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6" draw:text-style-name="P5" draw:layer="layout" draw:type="line" svg:x1="2.434cm" svg:y1="14.979cm" svg:x2="2.426cm" svg:y2="15.769cm" draw:start-shape="id24" draw:start-glue-point="6" draw:end-shape="id25" draw:end-glue-point="5" svg:d="M2434 14979l-8 790" svg:viewBox="0 0 9 791">
          <text:p/>
        </draw:connector>
        <draw:connector draw:style-name="gr6" draw:text-style-name="P5" draw:layer="layout" svg:x1="4.157cm" svg:y1="5.248cm" svg:x2="13.321cm" svg:y2="4.582cm" draw:start-shape="id26" draw:start-glue-point="0" draw:end-shape="id27" draw:end-glue-point="4" svg:d="M4157 5248v-1168h9164v502" svg:viewBox="0 0 9165 1169">
          <text:p/>
        </draw:connector>
        <draw:connector draw:style-name="gr6" draw:text-style-name="P5" draw:layer="layout" svg:x1="2.461cm" svg:y1="3.032cm" svg:x2="2.46cm" svg:y2="4.415cm" draw:start-shape="id19" draw:start-glue-point="6" draw:end-shape="id20" draw:end-glue-point="4" svg:d="M2461 3032v691h-1v692" svg:viewBox="0 0 2 138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20:33:44.936373339</meta:creation-date>
    <dc:date>2021-04-06T15:03:09.944336889</dc:date>
    <meta:editing-duration>PT9H43M36S</meta:editing-duration>
    <meta:editing-cycles>17</meta:editing-cycles>
    <meta:generator>LibreOffice/6.4.6.2$Linux_X86_64 LibreOffice_project/40$Build-2</meta:generator>
    <meta:document-statistic meta:object-count="76"/>
  </office:meta>
</office:document-meta>
</file>